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2.95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color="#184681" style:font-name="Century Gothic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184681" style:font-name="Century Gothic"/>
    </style:style>
    <style:style style:name="ce3" style:family="table-cell" style:parent-style-name="Default">
      <style:text-properties fo:color="#184681" style:font-name="Century Gothic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fo:color="#184681" style:font-name="Century Gothic"/>
    </style:style>
    <style:style style:name="ce5" style:family="table-cell" style:parent-style-name="Default" style:data-style-name="N104">
      <style:text-properties fo:color="#184681" style:font-name="Century Gothic"/>
    </style:style>
    <style:style style:name="ce6" style:family="table-cell" style:parent-style-name="Default" style:data-style-name="N1">
      <style:text-properties fo:color="#184681" style:font-name="Century Gothic"/>
    </style:style>
    <style:style style:name="ce7" style:family="table-cell" style:parent-style-name="Default" style:data-style-name="N123">
      <style:text-properties fo:color="#184681" style:font-name="Century Gothic"/>
    </style:style>
    <style:style style:name="ce8" style:family="table-cell" style:parent-style-name="Default" style:data-style-name="N122">
      <style:text-properties fo:color="#184681" style:font-name="Century Gothic"/>
    </style:style>
    <style:style style:name="ce9" style:family="table-cell" style:parent-style-name="Default" style:data-style-name="N104">
      <style:table-cell-properties fo:border-bottom="none" fo:border-left="none" fo:border-right="none" fo:border-top="0.06pt solid #000000"/>
      <style:text-properties fo:color="#184681" style:font-name="Century Gothic"/>
    </style:style>
    <style:style style:name="ce10" style:family="table-cell" style:parent-style-name="Default" style:data-style-name="N124">
      <style:text-properties fo:color="#184681" style:font-name="Century Gothic"/>
    </style:style>
    <style:style style:name="ce11" style:family="table-cell" style:parent-style-name="Default" style:data-style-name="N2">
      <style:text-properties fo:color="#184681" style:font-name="Century Gothic"/>
    </style:style>
    <style:style style:name="ce12" style:family="table-cell" style:parent-style-name="Default" style:data-style-name="N124">
      <style:table-cell-properties fo:border-bottom="none" fo:border-left="none" fo:border-right="none" fo:border-top="0.06pt solid #000000"/>
      <style:text-properties fo:color="#184681" style:font-name="Century Goth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0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nit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quare Foot Per Unit</text:p>
          </table:table-cell>
          <table:table-cell table:style-name="ce7" office:value-type="float" office:value="2000" calcext:value-type="float">
            <text:p>2000 sf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struction Cost Per SF</text:p>
          </table:table-cell>
          <table:table-cell table:style-name="ce8" office:value-type="currency" office:value="120" calcext:value-type="currency">
            <text:p>$120 psf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le Price</text:p>
          </table:table-cell>
          <table:table-cell table:style-name="ce8" office:value-type="currency" office:value="200" calcext:value-type="currency">
            <text:p>$200 psf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xpens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roperty Acquisition</text:p>
          </table:table-cell>
          <table:table-cell office:value-type="currency" office:currency="USD" office:value="60000" calcext:value-type="currency">
            <text:p>$60,000.00</text:p>
          </table:table-cell>
          <table:table-cell table:formula="of:=[.B9]/[.B$16]" office:value-type="percentage" office:value="0.0845928265283104" calcext:value-type="percentage">
            <text:p>8.5%</text:p>
          </table:table-cell>
          <table:table-cell office:value-type="string" calcext:value-type="string">
            <text:p>project cos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nstruction Costs</text:p>
          </table:table-cell>
          <table:table-cell table:formula="of:=[.B2]*[.B3]*[.B4]" office:value-type="currency" office:currency="USD" office:value="480000" calcext:value-type="currency">
            <text:p>$480,000.00</text:p>
          </table:table-cell>
          <table:table-cell table:formula="of:=[.B10]/[.B$16]" office:value-type="percentage" office:value="0.676742612226483" calcext:value-type="percentage">
            <text:p>67.7%</text:p>
          </table:table-cell>
          <table:table-cell office:value-type="string" calcext:value-type="string">
            <text:p>project cos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nstruction Contingency</text:p>
          </table:table-cell>
          <table:table-cell office:value-type="currency" office:currency="USD" office:value="24000" calcext:value-type="currency">
            <text:p>$24,000.00</text:p>
          </table:table-cell>
          <table:table-cell table:formula="of:=[.B11]/[.B$10]" office:value-type="percentage" office:value="0.05" calcext:value-type="percentage">
            <text:p>5.0%</text:p>
          </table:table-cell>
          <table:table-cell office:value-type="string" calcext:value-type="string">
            <text:p>construction cos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nning, Design &amp; Approval Fees</text:p>
          </table:table-cell>
          <table:table-cell office:value-type="currency" office:currency="USD" office:value="84000" calcext:value-type="currency">
            <text:p>$84,000.00</text:p>
          </table:table-cell>
          <table:table-cell table:formula="of:=[.B12]/[.B$10]" office:value-type="percentage" office:value="0.175" calcext:value-type="percentage">
            <text:p>17.5%</text:p>
          </table:table-cell>
          <table:table-cell office:value-type="string" calcext:value-type="string">
            <text:p>construction cos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gal &amp; Accounting</text:p>
          </table:table-cell>
          <table:table-cell office:value-type="currency" office:currency="USD" office:value="5280" calcext:value-type="currency">
            <text:p>$5,280.00</text:p>
          </table:table-cell>
          <table:table-cell table:formula="of:=[.B13]/[.B$10]" office:value-type="percentage" office:value="0.011" calcext:value-type="percentage">
            <text:p>1.1%</text:p>
          </table:table-cell>
          <table:table-cell office:value-type="string" calcext:value-type="string">
            <text:p>construction cos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eting &amp; Realtor Fees</text:p>
          </table:table-cell>
          <table:table-cell office:value-type="currency" office:currency="USD" office:value="48000" calcext:value-type="currency">
            <text:p>$48,000.00</text:p>
          </table:table-cell>
          <table:table-cell table:formula="of:=[.B14]/[.B$22]" office:value-type="percentage" office:value="0.06" calcext:value-type="percentage">
            <text:p>6.0%</text:p>
          </table:table-cell>
          <table:table-cell office:value-type="string" calcext:value-type="string">
            <text:p>sale pric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osing Costs</text:p>
          </table:table-cell>
          <table:table-cell office:value-type="currency" office:currency="USD" office:value="8000" calcext:value-type="currency">
            <text:p>$8,000.00</text:p>
          </table:table-cell>
          <table:table-cell table:formula="of:=[.B15]/[.B$22]" office:value-type="percentage" office:value="0.01" calcext:value-type="percentage">
            <text:p>1.0%</text:p>
          </table:table-cell>
          <table:table-cell office:value-type="string" calcext:value-type="string">
            <text:p>sale price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9" table:formula="of:=SUM([.B9:.B15])" office:value-type="currency" office:currency="USD" office:value="709280" calcext:value-type="currency">
            <text:p>$709,280.00</text:p>
          </table:table-cell>
          <table:table-cell table:style-name="ce12"/>
          <table:table-cell table:style-name="ce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ven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Square Feet</text:p>
          </table:table-cell>
          <table:table-cell table:style-name="ce7" table:formula="of:=[.B3]*[.B2]" office:value-type="float" office:value="4000" calcext:value-type="float">
            <text:p>4000 s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e Price</text:p>
          </table:table-cell>
          <table:table-cell table:style-name="ce8" office:value-type="currency" office:value="200" calcext:value-type="currency">
            <text:p>$200 ps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t Sale Price</text:p>
          </table:table-cell>
          <table:table-cell table:formula="of:=[.B20]*[.B3]" office:value-type="currency" office:currency="USD" office:value="400000" calcext:value-type="currency">
            <text:p>$400,000.00</text:p>
          </table:table-cell>
          <table:table-cell office:value-type="string" calcext:value-type="string">
            <text:p>per uni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otal Sale Price</text:p>
          </table:table-cell>
          <table:table-cell table:style-name="ce9" table:formula="of:=[.B21]*[.B2]" office:value-type="currency" office:currency="USD" office:value="800000" calcext:value-type="currency">
            <text:p>$800,000.00</text:p>
          </table:table-cell>
          <table:table-cell table:style-name="ce12"/>
          <table:table-cell table:style-name="ce4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Cash On Cash</text:p>
          </table:table-cell>
          <table:table-cell table:formula="of:=[.B22]-[.B16]" office:value-type="currency" office:currency="USD" office:value="90720" calcext:value-type="currency">
            <text:p>$90,720.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I</text:p>
          </table:table-cell>
          <table:table-cell table:style-name="ce10" table:formula="of:=([.B22]-[.B16])/[.B16]" office:value-type="percentage" office:value="0.127904353710805" calcext:value-type="percentage">
            <text:p>12.8%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it Multiple</text:p>
          </table:table-cell>
          <table:table-cell table:style-name="ce11" table:formula="of:=[.B22]/[.B16]" office:value-type="float" office:value="1.12790435371081" calcext:value-type="float">
            <text:p>1.13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1" number:title="User-defined">
      <number:currency-symbol/>
      <number:number number:decimal-places="0" loext:min-decimal-places="0" number:min-integer-digits="1"/>
      <number:text>psf</number:text>
    </number:currency-style>
    <number:currency-style style:name="N122" number:title="User-defined">
      <number:currency-symbol/>
      <number:number number:decimal-places="0" loext:min-decimal-places="0" number:min-integer-digits="1"/>
      <number:text> psf</number:text>
    </number:currency-style>
    <number:number-style style:name="N123">
      <number:number number:decimal-places="0" loext:min-decimal-places="0" number:min-integer-digits="1"/>
      <number:text> sf</number:text>
    </number:number-style>
    <number:percentage-style style:name="N124">
      <number:number number:decimal-places="1" loext:min-decimal-places="1" number:min-integer-digits="1"/>
      <number:text>%</number:text>
    </number:percentage-style>
    <number:number-style style:name="N125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10:43:35.006000000</meta:creation-date>
    <meta:generator>LibreOffice/6.3.2.2$Windows_X86_64 LibreOffice_project/98b30e735bda24bc04ab42594c85f7fd8be07b9c</meta:generator>
    <dc:date>2020-03-31T13:24:41.908000000</dc:date>
    <meta:editing-duration>P1DT4H56M13S</meta:editing-duration>
    <meta:editing-cycles>4</meta:editing-cycles>
    <meta:document-statistic meta:table-count="1" meta:cell-count="55" meta:object-count="0"/>
  </office:meta>
</office:document-meta>
</file>